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MP0">
      <style:table-properties style:width="6.9285in" fo:margin-left="0.0313in" style:page-number="0" table:align="left"/>
    </style:style>
    <style:style style:name="Table3.A" style:family="table-column">
      <style:table-column-properties style:column-width="1.0618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1.3854in"/>
    </style:style>
    <style:style style:name="Table3.D" style:family="table-column">
      <style:table-column-properties style:column-width="1.9667in"/>
    </style:style>
    <style:style style:name="Table3.E" style:family="table-column">
      <style:table-column-properties style:column-width="1.3896in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826in" fo:margin-left="0.0236in" fo:margin-right="0.0188in" table:align="margins"/>
    </style:style>
    <style:style style:name="Table4.A" style:family="table-column">
      <style:table-column-properties style:column-width="1.2125in" style:rel-column-width="11545*"/>
    </style:style>
    <style:style style:name="Table4.B" style:family="table-column">
      <style:table-column-properties style:column-width="5.6701in" style:rel-column-width="5399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P3" style:family="paragraph" style:parent-style-name="Standard">
      <style:text-properties fo:language="es" fo:country="CO" style:font-name-asian="Arial Unicode MS" style:font-name-complex="Tahoma"/>
    </style:style>
    <style:style style:name="P4" style:family="paragraph" style:parent-style-name="Standard">
      <style:text-properties fo:font-size="12pt" fo:language="es" fo:country="CO" style:font-size-asian="12pt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style:snap-to-layout-grid="false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 style:snap-to-layout-grid="false"/>
    </style:style>
    <style:style style:name="P14" style:family="paragraph" style:parent-style-name="Standard">
      <style:text-properties fo:language="es" fo:country="CO"/>
    </style:style>
    <style:style style:name="P15" style:family="paragraph" style:parent-style-name="Standard">
      <style:text-properties fo:language="es" fo:country="CO" style:font-name-asian="Arial Unicode MS" style:font-name-complex="Tahoma"/>
    </style:style>
    <style:style style:name="P16" style:family="paragraph" style:parent-style-name="Standard">
      <style:text-properties fo:font-size="12pt" fo:language="es" fo:country="CO" style:font-size-asian="12pt" style:font-size-complex="12pt"/>
    </style:style>
    <style:style style:name="P17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18" style:family="paragraph" style:parent-style-name="Standard">
      <style:text-properties fo:language="es" fo:country="CO"/>
    </style:style>
    <style:style style:name="P19" style:family="paragraph" style:parent-style-name="Standard">
      <style:text-properties fo:language="es" fo:country="CO" style:font-name-asian="Arial Unicode MS" style:font-name-complex="Tahoma"/>
    </style:style>
    <style:style style:name="P20" style:family="paragraph" style:parent-style-name="Standard">
      <style:text-properties fo:font-size="12pt" fo:language="es" fo:country="CO" style:font-size-asian="12pt" style:font-size-complex="12pt"/>
    </style:style>
    <style:style style:name="P21" style:family="paragraph" style:parent-style-name="Table_20_Contents">
      <style:paragraph-properties style:snap-to-layout-grid="false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3" style:family="text">
      <style:text-properties style:font-name="Calibri" fo:font-size="10pt" fo:language="es" fo:country="CO" style:font-size-asian="10pt" style:font-size-complex="10pt"/>
    </style:style>
    <style:style style:name="T4" style:family="text">
      <style:text-properties style:font-name="Calibri" fo:font-size="10pt" fo:language="es" fo:country="CO" fo:font-weight="normal" style:font-size-asian="10pt" style:font-weight-asian="normal" style:font-size-complex="10pt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tracked-changes>
        <text:changed-region text:id="ct834800620">
          <text:format-change>
            <office:change-info>
              <dc:creator>unknown</dc:creator>
              <dc:date>2010-06-01T09:41:00</dc:date>
            </office:change-info>
          </text:format-change>
        </text:changed-region>
        <text:changed-region text:id="ct834801180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34800956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32464312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39163200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39163312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39163424">
          <text:deletion>
            <office:change-info>
              <dc:creator>unknown</dc:creator>
              <dc:date>2010-10-14T09:49:00</dc:date>
            </office:change-info>
            <text:p text:style-name="P1">1</text:p>
          </text:deletion>
        </text:changed-region>
        <text:changed-region text:id="ct83916353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4799836">
          <text:deletion>
            <office:change-info>
              <dc:creator>unknown</dc:creator>
              <dc:date>2010-11-25T14:34:00</dc:date>
            </office:change-info>
            <text:p text:style-name="P1">Alta</text:p>
          </text:deletion>
        </text:changed-region>
        <text:changed-region text:id="ct839163648">
          <text:insertion>
            <office:change-info>
              <dc:creator>unknown</dc:creator>
              <dc:date>2010-11-25T14:34:00</dc:date>
            </office:change-info>
          </text:insertion>
        </text:changed-region>
        <text:changed-region text:id="ct83479961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9163760">
          <text:deletion>
            <office:change-info>
              <dc:creator>unknown</dc:creator>
              <dc:date>2010-05-13T09:05:00</dc:date>
            </office:change-info>
            <text:p text:style-name="P1">Administrador del sistema, Director programa, Coordinador de área, Jefatura, DACA</text:p>
          </text:deletion>
        </text:changed-region>
        <text:changed-region text:id="ct838996004">
          <text:insertion>
            <office:change-info>
              <dc:creator>unknown</dc:creator>
              <dc:date>2010-06-01T10:17:00</dc:date>
            </office:change-info>
          </text:insertion>
        </text:changed-region>
        <text:changed-region text:id="ct85129377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4800284">
          <text:deletion>
            <office:change-info>
              <dc:creator>unknown</dc:creator>
              <dc:date>2010-06-01T10:14:00</dc:date>
            </office:change-info>
            <text:p text:style-name="P1">6</text:p>
          </text:deletion>
        </text:changed-region>
        <text:changed-region text:id="ct834800396">
          <text:deletion>
            <office:change-info>
              <dc:creator>unknown</dc:creator>
              <dc:date>2010-11-05T11:13:00</dc:date>
            </office:change-info>
            <text:p text:style-name="P1"><text:s/></text:p>
          </text:deletion>
        </text:changed-region>
        <text:changed-region text:id="ct832466776">
          <text:deletion>
            <office:change-info>
              <dc:creator>unknown</dc:creator>
              <dc:date>2010-06-01T10:18:00</dc:date>
            </office:change-info>
            <text:p text:style-name="P1">horas </text:p>
          </text:deletion>
        </text:changed-region>
        <text:changed-region text:id="ct83367919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3678524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4800732">
          <text:deletion>
            <office:change-info>
              <dc:creator>unknown</dc:creator>
              <dc:date>2010-06-01T10:14:00</dc:date>
            </office:change-info>
            <text:p text:style-name="P1">0</text:p>
          </text:deletion>
        </text:changed-region>
        <text:changed-region text:id="ct834800844">
          <text:insertion>
            <office:change-info>
              <dc:creator>unknown</dc:creator>
              <dc:date>2010-06-01T10:14:00</dc:date>
            </office:change-info>
          </text:insertion>
        </text:changed-region>
        <text:changed-region text:id="ct83479894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9161968">
          <text:deletion>
            <office:change-info>
              <dc:creator>unknown</dc:creator>
              <dc:date>2010-05-13T09:07:00</dc:date>
            </office:change-info>
            <text:p text:style-name="P2">Esta historia de usuario se encarga del ingreso al sistema por parte del usuario.</text:p>
          </text:deletion>
        </text:changed-region>
        <text:changed-region text:id="ct834799052">
          <text:deletion>
            <office:change-info>
              <dc:creator>unknown</dc:creator>
              <dc:date>2010-05-13T09:11:00</dc:date>
            </office:change-info>
            <text:p text:style-name="P2"/>
            <text:p text:style-name="P2"/>
            <text:p text:style-name="P2">El usuario ingresa su indentificador (numero de documento) y su clave y da clic en ingresar, si el identificador del usuario y su clave son correctos el sistema despliega la interfaz inicial con las opciones que tiene el usuario de acuerdo al rol que este desempeña en el sistema.</text:p>
          </text:deletion>
        </text:changed-region>
        <text:changed-region text:id="ct839161072">
          <text:insertion>
            <office:change-info>
              <dc:creator>unknown</dc:creator>
              <dc:date>2010-11-05T11:16:00</dc:date>
            </office:change-info>
          </text:insertion>
        </text:changed-region>
        <text:changed-region text:id="ct839161184">
          <text:insertion>
            <office:change-info>
              <dc:creator>unknown</dc:creator>
              <dc:date>2010-11-05T11:19:00</dc:date>
            </office:change-info>
          </text:insertion>
        </text:changed-region>
        <text:changed-region text:id="ct851293884">
          <text:insertion>
            <office:change-info>
              <dc:creator>unknown</dc:creator>
              <dc:date>2010-11-25T15:38:00</dc:date>
            </office:change-info>
          </text:insertion>
        </text:changed-region>
        <text:changed-region text:id="ct839161296">
          <text:insertion>
            <office:change-info>
              <dc:creator>unknown</dc:creator>
              <dc:date>2010-11-25T14:36:00</dc:date>
            </office:change-info>
          </text:insertion>
        </text:changed-region>
        <text:changed-region text:id="ct851296012">
          <text:insertion>
            <office:change-info>
              <dc:creator>unknown</dc:creator>
              <dc:date>2010-11-25T15:38:00</dc:date>
            </office:change-info>
          </text:insertion>
        </text:changed-region>
        <text:changed-region text:id="ct839161408">
          <text:insertion>
            <office:change-info>
              <dc:creator>unknown</dc:creator>
              <dc:date>2010-11-25T14:37:00</dc:date>
            </office:change-info>
          </text:insertion>
        </text:changed-region>
        <text:changed-region text:id="ct839160512">
          <text:insertion>
            <office:change-info>
              <dc:creator>unknown</dc:creator>
              <dc:date>2010-11-25T14:38:00</dc:date>
            </office:change-info>
          </text:insertion>
        </text:changed-region>
        <text:changed-region text:id="ct83916028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9160624">
          <text:deletion>
            <office:change-info>
              <dc:creator>unknown</dc:creator>
              <dc:date>2010-06-01T10:31:00</dc:date>
            </office:change-info>
            <text:p text:style-name="P1">s</text:p>
          </text:deletion>
        </text:changed-region>
        <text:changed-region text:id="ct839161744">
          <text:insertion>
            <office:change-info>
              <dc:creator>unknown</dc:creator>
              <dc:date>2010-06-01T10:31:00</dc:date>
            </office:change-info>
          </text:insertion>
        </text:changed-region>
        <text:changed-region text:id="ct839161632">
          <text:deletion>
            <office:change-info>
              <dc:creator>unknown</dc:creator>
              <dc:date>2010-06-01T09:45:00</dc:date>
            </office:change-info>
            <text:p text:style-name="P3">Si el nombre de usuario o la contraseña son incorrectas el sistema muestra un mensaje informando el error y devuelve al usuario a la pantalla de ingreso.</text:p>
          </text:deletion>
        </text:changed-region>
        <text:changed-region text:id="ct839161520">
          <text:deletion>
            <office:change-info>
              <dc:creator>unknown</dc:creator>
              <dc:date>2010-11-05T11:13:00</dc:date>
            </office:change-info>
            <text:p text:style-name="P4"><text:span text:style-name="T1">Fecha de Prueba</text:span></text:p>
          </text:deletion>
        </text:changed-region>
        <text:changed-region text:id="ct839162080">
          <text:insertion>
            <office:change-info>
              <dc:creator>unknown</dc:creator>
              <dc:date>2010-11-05T11:13:00</dc:date>
            </office:change-info>
          </text:insertion>
        </text:changed-region>
        <text:changed-region text:id="ct83510479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510501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5105240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35105464">
          <text:insertion>
            <office:change-info>
              <dc:creator>unknown</dc:creator>
              <dc:date>2010-11-05T11:14:00</dc:date>
            </office:change-info>
          </text:insertion>
        </text:changed-region>
        <text:changed-region text:id="ct835105688">
          <text:format-change>
            <office:change-info>
              <dc:creator>unknown</dc:creator>
              <dc:date>2010-11-25T09:03:00</dc:date>
            </office:change-info>
          </text:format-change>
        </text:changed-region>
        <text:changed-region text:id="ct835105912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35106136">
          <text:insertion>
            <office:change-info>
              <dc:creator>unknown</dc:creator>
              <dc:date>2010-11-05T11:15:00</dc:date>
            </office:change-info>
          </text:insertion>
        </text:changed-region>
        <text:changed-region text:id="ct835106360">
          <text:format-change>
            <office:change-info>
              <dc:creator>unknown</dc:creator>
              <dc:date>2010-11-25T09:03:00</dc:date>
            </office:change-info>
          </text:format-change>
        </text:changed-region>
        <text:changed-region text:id="ct835108376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35107928">
          <text:insertion>
            <office:change-info>
              <dc:creator>unknown</dc:creator>
              <dc:date>2010-11-05T11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1"><text:change-start text:change-id="ct834800620"/>Control de Versiones del Documento<text:change-end text:change-id="ct834800620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"><text:change-start text:change-id="ct834801180"/>Versión<text:change-end text:change-id="ct834801180"/></text:p>
          </table:table-cell>
          <table:table-cell table:style-name="Table3.A2" office:value-type="string">
            <text:p text:style-name="P1"><text:change-start text:change-id="ct834800956"/>Creación<text:change-end text:change-id="ct834800956"/></text:p>
          </table:table-cell>
          <table:table-cell table:style-name="Table3.A2" office:value-type="string">
            <text:p text:style-name="P1"><text:change-start text:change-id="ct832464312"/>Liberación<text:change-end text:change-id="ct832464312"/></text:p>
          </table:table-cell>
          <table:table-cell table:style-name="Table3.A2" office:value-type="string">
            <text:p text:style-name="P1"><text:change-start text:change-id="ct839163200"/>Descripción del Cambio<text:change-end text:change-id="ct839163200"/></text:p>
          </table:table-cell>
          <table:table-cell table:style-name="Table3.E2" office:value-type="string">
            <text:p text:style-name="P1"><text:change-start text:change-id="ct839163312"/>Autores<text:change-end text:change-id="ct839163312"/></text:p>
          </table:table-cell>
        </table:table-row>
        <table:table-row>
          <table:table-cell table:style-name="Table3.A2" office:value-type="string">
            <text:p text:style-name="P1"><text:change text:change-id="ct839163424"/>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<text:change-start text:change-id="ct839163536"/>Prioridad<text:change-end text:change-id="ct839163536"/></text:p>
          </table:table-cell>
          <table:table-cell table:style-name="Table4.B1" office:value-type="string">
            <text:p text:style-name="P1"><text:change text:change-id="ct834799836"/><text:change-start text:change-id="ct839163648"/>Media<text:change-end text:change-id="ct839163648"/></text:p>
          </table:table-cell>
        </table:table-row>
        <table:table-row>
          <table:table-cell table:style-name="Table4.A2" office:value-type="string">
            <text:p text:style-name="P1"><text:change-start text:change-id="ct834799612"/>Actores<text:change-end text:change-id="ct834799612"/></text:p>
          </table:table-cell>
          <table:table-cell table:style-name="Table4.B2" office:value-type="string">
            <text:p text:style-name="P1"><text:change text:change-id="ct839163760"/><text:change-start text:change-id="ct838996004"/>Administrador<text:change-end text:change-id="ct838996004"/></text:p>
          </table:table-cell>
        </table:table-row>
        <table:table-row>
          <table:table-cell table:style-name="Table4.A2" office:value-type="string">
            <text:p text:style-name="P1"><text:change-start text:change-id="ct851293772"/>Estimación<text:change-end text:change-id="ct851293772"/></text:p>
          </table:table-cell>
          <table:table-cell table:style-name="Table4.B2" office:value-type="string">
            <text:p text:style-name="P1"><text:change text:change-id="ct834800284"/><text:change text:change-id="ct834800396"/><text:change text:change-id="ct832466776"/></text:p>
          </table:table-cell>
        </table:table-row>
        <table:table-row>
          <table:table-cell table:style-name="Table4.A2" office:value-type="string">
            <text:p text:style-name="P1"><text:change-start text:change-id="ct833679196"/>Dependencia<text:change-end text:change-id="ct833679196"/></text:p>
          </table:table-cell>
          <table:table-cell table:style-name="Table4.B2" office:value-type="string">
            <text:p text:style-name="P1"><text:change-start text:change-id="ct833678524"/>HU-MGU-0<text:change-end text:change-id="ct833678524"/><text:change text:change-id="ct834800732"/><text:change-start text:change-id="ct834800844"/>1<text:change-end text:change-id="ct834800844"/></text:p>
          </table:table-cell>
        </table:table-row>
        <table:table-row>
          <table:table-cell table:style-name="Table4.A2" office:value-type="string">
            <text:p text:style-name="P1"><text:change-start text:change-id="ct834798940"/>Descripción<text:change-end text:change-id="ct834798940"/></text:p>
          </table:table-cell>
          <table:table-cell table:style-name="Table4.B2" office:value-type="string">
            <text:p text:style-name="P2"><text:change text:change-id="ct839161968"/><text:change text:change-id="ct834799052"/><text:change-start text:change-id="ct839161072"/>Esta historia de usuario inicia cuando el usuario quiere crear, modificar o eliminar la informacion de la decersión del sistema<text:change-end text:change-id="ct839161072"/><text:change-start text:change-id="ct839161184"/>, la decersión consta de los siguientes datos: <text:span text:style-name="T6">sede, tipoPrograma, periodo, facultad</text:span><text:span text:style-name="T7"> y</text:span><text:span text:style-name="T6"> Decersion</text:span><text:change-end text:change-id="ct839161184"/><text:change-start text:change-id="ct851293884"/><text:span text:style-name="T6">,</text:span><text:change-end text:change-id="ct851293884"/><text:change-start text:change-id="ct839161296"/><text:span text:style-name="T6"> </text:span><text:change-end text:change-id="ct839161296"/><text:change-start text:change-id="ct851296012"/><text:span text:style-name="T7">p</text:span><text:change-end text:change-id="ct851296012"/><text:change-start text:change-id="ct839161408"/><text:span text:style-name="T7">ara <text:s/>aplicar en la simulación</text:span><text:change-end text:change-id="ct839161408"/><text:change-start text:change-id="ct839160512"/><text:span text:style-name="T7">.</text:span><text:change-end text:change-id="ct839160512"/></text:p>
          </table:table-cell>
        </table:table-row>
        <table:table-row>
          <table:table-cell table:style-name="Table4.A2" office:value-type="string">
            <text:p text:style-name="P1"><text:change-start text:change-id="ct839160288"/>Observacione<text:change-end text:change-id="ct839160288"/><text:change text:change-id="ct839160624"/><text:change-start text:change-id="ct839161744"/>s<text:change-end text:change-id="ct839161744"/></text:p>
          </table:table-cell>
          <table:table-cell table:style-name="Table4.B2" office:value-type="string">
            <text:p text:style-name="P3"><text:change text:change-id="ct839161632"/></text:p>
          </table:table-cell>
        </table:table-row>
        <table:table-row>
          <table:table-cell table:style-name="Table4.A2" office:value-type="string">
            <text:p text:style-name="P4"><text:change text:change-id="ct839161520"/><text:change-start text:change-id="ct839162080"/>Fecha de Prueba<text:change-end text:change-id="ct839162080"/></text:p>
          </table:table-cell>
          <table:table-cell table:style-name="Table4.B2" office:value-type="string">
            <text:p text:style-name="P1"/>
          </table:table-cell>
        </table:table-row>
        <table:table-row>
          <table:table-cell table:style-name="Table4.A2" table:number-rows-spanned="3" office:value-type="string">
            <text:p text:style-name="P1"><text:change-start text:change-id="ct835104792"/>Contacto<text:change-end text:change-id="ct835104792"/></text:p>
          </table:table-cell>
          <table:table-cell table:style-name="Table4.B2" office:value-type="string">
            <text:p text:style-name="Standard"><text:change-start text:change-id="ct835105016"/><text:span text:style-name="Fuente_20_de_20_párrafo_20_predeter."><text:span text:style-name="T2">Nombre: </text:span></text:span><text:change-end text:change-id="ct835105016"/><text:change-start text:change-id="ct835105240"/><text:span text:style-name="Fuente_20_de_20_párrafo_20_predeter."><text:span text:style-name="T2"><text:s/></text:span></text:span><text:change-end text:change-id="ct835105240"/><text:change-start text:change-id="ct835105464"/><text:span text:style-name="Fuente_20_de_20_párrafo_20_predeter."><text:span text:style-name="T4">Rodolfo Padilla</text:span></text:span><text:change-end text:change-id="ct835105464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35105688"/><text:span text:style-name="T6">Teléfono:</text:span><text:change-end text:change-id="ct835105688"/><text:change-start text:change-id="ct835105912"/> <text:change-end text:change-id="ct835105912"/><text:change-start text:change-id="ct835106136"/>321 21 00 Ext - 2832<text:change-end text:change-id="ct835106136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35106360"/><text:span text:style-name="T6">E-mail:</text:span><text:change-end text:change-id="ct835106360"/><text:change-start text:change-id="ct835108376"/> <text:change-end text:change-id="ct835108376"/><text:change-start text:change-id="ct835107928"/>rodolfo.padilla@correounivalle.edu.co<text:change-end text:change-id="ct83510792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CO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CO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name-asian="Arial Unicode MS" style:font-name-complex="Tahom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514in" fo:margin-left="0.0083in" fo:margin-right="-0.0347in" table:align="margins"/>
    </style:style>
    <style:style style:name="Table1.A" style:family="table-column">
      <style:table-column-properties style:column-width="1.3688in" style:rel-column-width="12904*"/>
    </style:style>
    <style:style style:name="Table1.B" style:family="table-column">
      <style:table-column-properties style:column-width="4.3229in" style:rel-column-width="40754*"/>
    </style:style>
    <style:style style:name="Table1.C" style:family="table-column">
      <style:table-column-properties style:column-width="1.2597in" style:rel-column-width="11877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972in" fo:margin-left="0.0313in" fo:margin-right="-0.0035in" table:align="margins"/>
    </style:style>
    <style:style style:name="Table2.A" style:family="table-column">
      <style:table-column-properties style:column-width="2.3083in" style:rel-column-width="21932*"/>
    </style:style>
    <style:style style:name="Table2.C" style:family="table-column">
      <style:table-column-properties style:column-width="2.2806in" style:rel-column-width="2167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fo:language="es" fo:country="CO" style:font-size-asian="10pt" style:font-size-complex="1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1.9772in" fo:margin-left="0in" fo:margin-right="0in" fo:margin-bottom="0in" style:dynamic-spacing="true"/>
      </style:header-style>
      <style:footer-style>
        <style:header-footer-properties fo:min-height="1.3445in" fo:margin-left="0in" fo:margin-right="0in" fo:margin-top="0in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ext:tracked-changes>
          <text:changed-region text:id="ct834798828">
            <text:deletion>
              <office:change-info>
                <dc:creator>unknown</dc:creator>
                <dc:date>2010-05-13T09:15:00</dc:date>
              </office:change-info>
              <text:p text:style-name="P1">HERRAMIENTA PARA LA GESTION DE LAS HISTORIAS DE USUARIO</text:p>
            </text:deletion>
          </text:changed-region>
          <text:changed-region text:id="ct834801516">
            <text:insertion>
              <office:change-info>
                <dc:creator>unknown</dc:creator>
                <dc:date>2010-05-13T09:15:00</dc:date>
              </office:change-info>
            </text:insertion>
          </text:changed-region>
          <text:changed-region text:id="ct83916275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9161856">
            <text:deletion>
              <office:change-info>
                <dc:creator>unknown</dc:creator>
                <dc:date>2010-11-05T11:12:00</dc:date>
              </office:change-info>
              <text:p text:style-name="P5"><text:span text:style-name="Fuente_20_de_20_párrafo_20_predeter."><text:span text:style-name="T2">Gestion de usuarios</text:span></text:span></text:p>
            </text:deletion>
          </text:changed-region>
          <text:changed-region text:id="ct851291240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3916006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479916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9162304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Autenticar</text:span></text:span></text:p>
            </text:deletion>
          </text:changed-region>
          <text:changed-region text:id="ct834798716">
            <text:deletion>
              <office:change-info>
                <dc:creator>unknown</dc:creator>
                <dc:date>2010-06-01T10:17:00</dc:date>
              </office:change-info>
              <text:p text:style-name="P5"><text:span text:style-name="Fuente_20_de_20_párrafo_20_predeter."><text:span text:style-name="T2"><text:s/>usuario</text:span></text:span></text:p>
            </text:deletion>
          </text:changed-region>
          <text:changed-region text:id="ct834799948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usuario</text:span></text:span></text:p>
            </text:deletion>
          </text:changed-region>
          <text:changed-region text:id="ct851293996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33675612">
            <text:insertion>
              <office:change-info>
                <dc:creator>unknown</dc:creator>
                <dc:date>2010-06-01T10:17:00</dc:date>
              </office:change-info>
            </text:insertion>
          </text:changed-region>
          <text:changed-region text:id="ct851091184">
            <text:insertion>
              <office:change-info>
                <dc:creator>unknown</dc:creator>
                <dc:date>2010-11-25T14:34:00</dc:date>
              </office:change-info>
            </text:insertion>
          </text:changed-region>
          <text:changed-region text:id="ct83367908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5129343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3675724">
            <text:deletion>
              <office:change-info>
                <dc:creator>unknown</dc:creator>
                <dc:date>2010-11-05T11:12:00</dc:date>
              </office:change-info>
              <text:p text:style-name="P7">GU</text:p>
            </text:deletion>
          </text:changed-region>
          <text:changed-region text:id="ct833678748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3367897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3678076">
            <text:deletion>
              <office:change-info>
                <dc:creator>unknown</dc:creator>
                <dc:date>2010-11-05T11:12:00</dc:date>
              </office:change-info>
              <text:p text:style-name="P7">0</text:p>
            </text:deletion>
          </text:changed-region>
          <text:changed-region text:id="ct834801404">
            <text:deletion>
              <office:change-info>
                <dc:creator>unknown</dc:creator>
                <dc:date>2010-06-01T10:17:00</dc:date>
              </office:change-info>
              <text:p text:style-name="P7">1</text:p>
            </text:deletion>
          </text:changed-region>
          <text:changed-region text:id="ct832464088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32466552">
            <text:insertion>
              <office:change-info>
                <dc:creator>unknown</dc:creator>
                <dc:date>2010-11-25T14:34:00</dc:date>
              </office:change-info>
            </text:insertion>
          </text:changed-region>
          <text:changed-region text:id="ct83246666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3678188">
            <text:deletion>
              <office:change-info>
                <dc:creator>unknown</dc:creator>
                <dc:date>2010-06-01T10:17:00</dc:date>
              </office:change-info>
              <text:p text:style-name="P5"><text:span text:style-name="Fuente_20_de_20_párrafo_20_predeter."><text:span text:style-name="T2">rmando</text:span></text:span></text:p>
            </text:deletion>
          </text:changed-region>
          <text:changed-region text:id="ct833678300">
            <text:insertion>
              <office:change-info>
                <dc:creator>unknown</dc:creator>
                <dc:date>2010-06-08T09:02:00</dc:date>
              </office:change-info>
            </text:insertion>
          </text:changed-region>
          <text:changed-region text:id="ct83367841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5129332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2463528">
            <text:deletion>
              <office:change-info>
                <dc:creator>unknown</dc:creator>
                <dc:date>2010-06-01T09:46:00</dc:date>
              </office:change-info>
              <text:p text:style-name="P7">27</text:p>
            </text:deletion>
          </text:changed-region>
          <text:changed-region text:id="ct833675500">
            <text:insertion>
              <office:change-info>
                <dc:creator>unknown</dc:creator>
                <dc:date>2010-11-25T14:34:00</dc:date>
              </office:change-info>
            </text:insertion>
          </text:changed-region>
          <text:changed-region text:id="ct83367863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9159840">
            <text:deletion>
              <office:change-info>
                <dc:creator>unknown</dc:creator>
                <dc:date>2010-06-01T09:46:00</dc:date>
              </office:change-info>
              <text:p text:style-name="P7">2</text:p>
            </text:deletion>
          </text:changed-region>
          <text:changed-region text:id="ct839162976">
            <text:deletion>
              <office:change-info>
                <dc:creator>unknown</dc:creator>
                <dc:date>2010-06-08T09:01:00</dc:date>
              </office:change-info>
              <text:p text:style-name="P7">0</text:p>
            </text:deletion>
          </text:changed-region>
          <text:changed-region text:id="ct839159952">
            <text:insertion>
              <office:change-info>
                <dc:creator>unknown</dc:creator>
                <dc:date>2010-11-05T11:13:00</dc:date>
              </office:change-info>
            </text:insertion>
          </text:changed-region>
          <text:changed-region text:id="ct833678860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</text:tracked-changes>
        <text:p text:style-name="P1"><text:change text:change-id="ct834798828"/><text:change-start text:change-id="ct834801516"/>SISTEMA DE ANÁLISIS DE SOSTENIBILIDAD DE PROGRAMAS ACADÉMICOS<text:change-end text:change-id="ct834801516"/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P3">SASPA</text:p>
              <text:p text:style-name="P4">ODPI</text:p>
            </table:table-cell>
            <table:table-cell table:style-name="Table1.B1" office:value-type="string">
              <text:p text:style-name="P5"><text:change-start text:change-id="ct839162752"/><text:span text:style-name="Fuente_20_de_20_párrafo_20_predeter."><text:span text:style-name="T1">Modulo</text:span></text:span><text:span text:style-name="Fuente_20_de_20_párrafo_20_predeter."><text:span text:style-name="T2">: </text:span></text:span><text:change-end text:change-id="ct839162752"/><text:change text:change-id="ct839161856"/><text:change-start text:change-id="ct851291240"/><text:span text:style-name="Fuente_20_de_20_párrafo_20_predeter."><text:span text:style-name="T2">Parametros</text:span></text:span><text:change-end text:change-id="ct851291240"/></text:p>
            </table:table-cell>
            <table:table-cell table:style-name="Table1.C1" office:value-type="string">
              <text:p text:style-name="P6"><text:change-start text:change-id="ct839160064"/>Página<text:change-end text:change-id="ct839160064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34799164"/><text:span text:style-name="Fuente_20_de_20_párrafo_20_predeter."><text:span text:style-name="T1">Título</text:span></text:span><text:span text:style-name="Fuente_20_de_20_párrafo_20_predeter."><text:span text:style-name="T2">: </text:span></text:span><text:change-end text:change-id="ct834799164"/><text:change text:change-id="ct839162304"/><text:change text:change-id="ct834798716"/><text:change text:change-id="ct834799948"/><text:change-start text:change-id="ct851293996"/><text:span text:style-name="Fuente_20_de_20_párrafo_20_predeter."><text:span text:style-name="T2">Gestionar</text:span></text:span><text:change-end text:change-id="ct851293996"/><text:change-start text:change-id="ct833675612"/><text:span text:style-name="Fuente_20_de_20_párrafo_20_predeter."><text:span text:style-name="T2"> </text:span></text:span><text:change-end text:change-id="ct833675612"/><text:change-start text:change-id="ct851091184"/><text:span text:style-name="Fuente_20_de_20_párrafo_20_predeter."><text:span text:style-name="T2">Decersión</text:span></text:span><text:change-end text:change-id="ct851091184"/><text:change-start text:change-id="ct833679084"/><text:span text:style-name="Fuente_20_de_20_párrafo_20_predeter."><text:span text:style-name="T2">.</text:span></text:span><text:change-end text:change-id="ct833679084"/></text:p>
            </table:table-cell>
            <table:table-cell table:style-name="Table1.C2" office:value-type="string">
              <text:p text:style-name="P6"><text:change-start text:change-id="ct851293436"/>Identificador</text:p>
              <text:p text:style-name="P7">HU-M<text:change-end text:change-id="ct851293436"/><text:change text:change-id="ct833675724"/><text:change-start text:change-id="ct833678748"/>PM<text:change-end text:change-id="ct833678748"/><text:change-start text:change-id="ct833678972"/>-<text:change-end text:change-id="ct833678972"/><text:change text:change-id="ct833678076"/><text:change text:change-id="ct834801404"/><text:change-start text:change-id="ct832464088"/>1<text:change-end text:change-id="ct832464088"/><text:change-start text:change-id="ct832466552"/>1<text:change-end text:change-id="ct832466552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32466664"/><text:span text:style-name="Fuente_20_de_20_párrafo_20_predeter."><text:span text:style-name="T1">Responsables</text:span></text:span><text:span text:style-name="Fuente_20_de_20_párrafo_20_predeter."><text:span text:style-name="T2">: Luis A</text:span></text:span><text:change-end text:change-id="ct832466664"/><text:change text:change-id="ct833678188"/><text:change-start text:change-id="ct833678300"/><text:span text:style-name="Fuente_20_de_20_párrafo_20_predeter."><text:span text:style-name="T2">rmando</text:span></text:span><text:change-end text:change-id="ct833678300"/><text:change-start text:change-id="ct833678412"/><text:span text:style-name="Fuente_20_de_20_párrafo_20_predeter."><text:span text:style-name="T2"> Nuñez</text:span></text:span><text:change-end text:change-id="ct833678412"/></text:p>
            </table:table-cell>
            <table:table-cell table:style-name="Table1.C2" office:value-type="string">
              <text:p text:style-name="P8"><text:change-start text:change-id="ct851293324"/><text:span text:style-name="Fuente_20_de_20_párrafo_20_predeter."><text:span text:style-name="T1">Fecha</text:span></text:span></text:p>
              <text:p text:style-name="P7"><text:change-end text:change-id="ct851293324"/><text:change text:change-id="ct832463528"/><text:change-start text:change-id="ct833675500"/>25<text:change-end text:change-id="ct833675500"/><text:change-start text:change-id="ct833678636"/>-<text:change-end text:change-id="ct833678636"/><text:change text:change-id="ct839159840"/><text:change text:change-id="ct839162976"/><text:change-start text:change-id="ct839159952"/>Nov<text:change-end text:change-id="ct839159952"/><text:change-start text:change-id="ct833678860"/>-2010<text:change-end text:change-id="ct833678860"/></text:p>
            </table:table-cell>
          </table:table-row>
        </table:table>
        <text:p text:style-name="P2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>
            <table:table-cell table:style-name="Table2.A1" office:value-type="string">
              <text:p text:style-name="P6">Revisado por</text:p>
            </table:table-cell>
            <table:table-cell table:style-name="Table2.A1" office:value-type="string">
              <text:p text:style-name="P6">Firma</text:p>
            </table:table-cell>
            <table:table-cell table:style-name="Table2.C1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  <table:table-row>
            <table:table-cell table:style-name="Table2.A2" office:value-type="string">
              <text:p text:style-name="P6">Aprobar por</text:p>
            </table:table-cell>
            <table:table-cell table:style-name="Table2.A2" office:value-type="string">
              <text:p text:style-name="P6">Firma</text:p>
            </table:table-cell>
            <table:table-cell table:style-name="Table2.C2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8$Build-9364</meta:generator>
    <meta:initial-creator>Oscar Orlando Ceballos Argote</meta:initial-creator>
    <meta:creation-date>2010-02-27T20:29:00</meta:creation-date>
    <dc:date>2010-11-25T15:38:23</dc:date>
    <meta:editing-cycles>56</meta:editing-cycles>
    <meta:editing-duration>PT1H48M17S</meta:editing-duration>
    <meta:template xlink:type="simple" xlink:actuate="onRequest" xlink:href="../HU-MGU-01-Autenticar-Usuario.odt/Normal.dotm"/>
    <meta:user-defined meta:name="Información 1"/>
    <meta:user-defined meta:name="Información 2"/>
    <meta:user-defined meta:name="Información 3"/>
    <meta:user-defined meta:name="Información 4"/>
    <meta:document-statistic meta:table-count="4" meta:image-count="0" meta:object-count="0" meta:page-count="1" meta:paragraph-count="62" meta:word-count="245" meta:character-count="1527"/>
  </office:meta>
</office:document-meta>
</file>